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2" style:parent-style-name="Textbody" style:list-style-name="LFO1" style:family="paragraph"/>
    <style:style style:name="P3" style:parent-style-name="Textbody" style:list-style-name="LFO1" style:family="paragraph"/>
    <style:style style:name="P4" style:parent-style-name="Textbody" style:list-style-name="LFO1" style:family="paragraph"/>
    <style:style style:name="P5" style:parent-style-name="Textbody" style:list-style-name="LFO1" style:family="paragraph"/>
    <style:style style:name="P6" style:parent-style-name="Textbody" style:list-style-name="LFO1" style:family="paragraph"/>
    <style:style style:name="P7" style:parent-style-name="Textbody" style:list-style-name="LFO1" style:family="paragraph"/>
    <style:style style:name="P8" style:parent-style-name="Subtitle" style:family="paragraph">
      <style:paragraph-properties fo:text-align="center"/>
    </style:style>
    <style:style style:name="P9" style:parent-style-name="Normal" style:family="paragraph">
      <style:paragraph-properties fo:margin-bottom="0.0972in"/>
    </style:style>
    <style:style style:name="P10" style:parent-style-name="Normal" style:family="paragraph">
      <style:paragraph-properties fo:margin-bottom="0.0972in"/>
    </style:style>
    <style:style style:name="P11" style:parent-style-name="Normal" style:family="paragraph">
      <style:paragraph-properties fo:margin-bottom="0.0972in"/>
    </style:style>
    <style:style style:name="P12" style:parent-style-name="Normal" style:family="paragraph">
      <style:paragraph-properties fo:margin-bottom="0.0972in"/>
    </style:style>
    <style:style style:name="P13" style:parent-style-name="Normal" style:family="paragraph">
      <style:paragraph-properties fo:margin-bottom="0.0972in"/>
    </style:style>
    <style:style style:name="P14" style:parent-style-name="Normal" style:family="paragraph">
      <style:paragraph-properties fo:margin-bottom="0.0972in"/>
    </style:style>
  </office:automatic-styles>
  <office:body>
    <office:text text:use-soft-page-breaks="true">
      <text:p text:style-name="P1">Paradise’s<text:s/>end</text:p>
      <text:p text:style-name="Textbody"><text:tab/>“Great success comes to those who try first gentlemen and you have the privilege now of being one of the first. Let me tell you,-No show you! If you bring your attention to page 20 of our portfolio you will see that by acquiring ‘Fast-Account’ as a service 85% of our customers experienced a growth of at least 25% in the first quarter and 50 in the next.”… or was it 60% percent? Tom wasn’t sure. Oh well, it was all written down in the plastic binder he had in his bag in the luggage compartment. Tom wasn’t worried. After all he had done this many, many times now. Around 7,650 if he remembered correct. He had it written down on a small post-card in his checked in laptop bag up above his head. It was part of his ritual. Every time he went somewhere to make<text:s/>a sale for one company or another, he would purchase a post-card from a souvenir shop and write down a miniature statistic of his life so far:</text:p>
      <text:list text:style-name="LFO1" text:continue-numbering="true">
        <text:list-item>
          <text:p text:style-name="P2">254,844 coffees drank</text:p>
        </text:list-item>
        <text:list-item>
          <text:p text:style-name="P3">3,567,877 miles traveled</text:p>
        </text:list-item>
        <text:list-item>
          <text:p text:style-name="P4">5 laptops used and broken</text:p>
        </text:list-item>
        <text:list-item>
          <text:p text:style-name="P5">14 suitcases dragged around and torn</text:p>
        </text:list-item>
        <text:list-item>
          <text:p text:style-name="P6">675 unique hotels stayed in</text:p>
        </text:list-item>
        <text:list-item>
          <text:p text:style-name="P7">…</text:p>
        </text:list-item>
      </text:list>
      <text:p text:style-name="Textbody"><text:tab/>And on and on. It was his life, or more specifically the measurable part of his life. The day to day mundane tasks of a traveling salesman. He had a family, with a wife and kids and he loved them dearly, but he also loved his job. He loved to travel, rarely attributing any importance to the destination. It was the act of travel that really enjoyed his attention.<text:s/>Midflight<text:s/>the destination was a point of wonder, where anything was possible and what<text:s/>was passing<text:s/>by the windows and<text:s/>left behind was swollen by the hum of the motor and, for all he cared, oblivion. Tom was never really disappointed by the town he arrived at, it was not like that, he really cared for his job and felt like he had a natural sense about it, so in a way he was looking for that conference room with plastic chairs and filtered coffee. He liked to travel because it was a moment of presence, where past, future and now can be examined independently from the jumbled form they took during<text:s/>day-to-day<text:s/>life. It was a form of meditation for Tom, a Zen Garden, wrapped by the white noise of the engines, the crackle of plastic bottles and cups and the chatter of the stewardess’ handing them out.</text:p>
      <text:p text:style-name="Textbody"><text:tab/>And what a Garden it was. Like most professional salesmen Tom was exclusively<text:s/>traveling business class. And he always acquired the services of one particular company to give him the comfort he needed - ‘Paradise’s End’. Oh, he absolutely loved it.</text:p>
      <text:p text:style-name="P8"><text:span text:style-name="Emphasis">2.</text:span></text:p>
      <text:p text:style-name="P9">The airport was massive. It covered 35,000 acres of land area with three terminals to serve its innumerable passengers. The airport was so large in fact, that<text:s/>each flight information panel had an additional column to list the time it took to arrive at the gate of the corresponding flight from the current location of the board. Many reports are filed each year of passengers stranded at the terminal<text:s/><text:soft-page-break/>due to miscalculations of the distance between connecting gates at the terminal, or due to “short” snack/coffee breaks meanwhile self-assuringly saying to yourself “Oh no, no need to rush. there’s loads of time!”<text:s/>Tom disliked these kinds of people, he found something selfish in this way of operating, but as a salesperson, this was a belief he kept to himself.</text:p>
      <text:p text:style-name="P10"><text:tab/>Unlike them, Tom did actually have some time. There were 3 more hours until his next flight, it was early morning,<text:s/>so he decided to make the best of it and go get breakfast. There was a great little café right next to his connecting gate so on he strolled with his luggage through the long corridors of Terminal 2.<text:s/></text:p>
      <text:p text:style-name="P11"><text:tab/>The way the airport was constructed was much like a zoo or amusement park. Long stretching corridors<text:s/>of gates, each one leading to its own distinct little world<text:s/>at any given time. At the end of these hallways were positioned small islands of overpriced food and beverage<text:s/>stalls, as well as restrooms. They were usually in the form of a semi-circle if near an exterior wall, this way they would connect to one or two other gateways, or in a complete circle in some more central locations which would then connect to four or five other corridors or even other plazas, much like airports<text:s/>connect<text:s/>between each other.<text:s/>The corridors themselves were noting exciting, covered in green-ish ruff plastic carpet on the floor and multiple evenly spaced<text:s/>blue grey columns for support. Evenly spaced between each column were the gates of the corridor, all equal in appearance, tall square, made of black marble with a glass sliding door to block entrance when not in use. In front of each one there were about two roles of chairs with around twenty chairs per row, evenly spaced with a small table stretching out between every two chairs and….<text:s/>“Black marble?” Tom thought and halted in the middle of the walkway.<text:s/></text:p>
      <text:p text:style-name="P12"><text:tab/><text:s/>Tom turned to face one of the gates. He approached the entrance and examined it closely. Yes, indeed it appeared to be marble or some kind of other smoothed out stone. Tom gave it a touch with his hand,<text:s/>he could feel was the coolness of the rock<text:s/>as well as it’s smooth texture. Examining it more closely he could see small veins of violet-gold type of substance within the stone. He took a step back and looked at the whole scene. There certainly wasn’t anything wrong with having marble doorways however in the current context they just seemed odd. Reaching back into his mind he tried to remember other airports and he could clearly recall those blocky things always being<text:s/>made from<text:s/>some kind of hardened plastic or metal.<text:s/>He tilted his head to one side, then the other trying to maybe see if it wasn’t some illusion of the light, a few seconds later he just shrugged it off and continued on his way. “Maybe they were<text:s/>remodeling”<text:s/>he thought walking by the things.<text:s/></text:p>
      <text:p text:style-name="P13"><text:tab/></text:p>
      <text:p text:style-name="P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style:style style:name="Subtitle" style:display-name="Subtitle"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SubtitleChar" style:display-name="Subtitle Char" style:family="text" style:parent-style-name="DefaultParagraphFont">
      <style:text-properties style:font-name="Calibri" style:font-name-asian="Times New Roman" style:font-name-complex="Mangal" fo:color="#5A5A5A" fo:letter-spacing="0.0104in" fo:font-size="11pt" style:font-size-asian="11pt" style:font-size-complex="10pt"/>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onstantin Petrov Ivanov</dc:creator>
    <meta:creation-date>2022-01-24T21:23:00Z</meta:creation-date>
    <dc:date>2022-01-30T14:28:00Z</dc:date>
    <meta:template xlink:href="Normal.dotm" xlink:type="simple"/>
    <meta:editing-cycles>10</meta:editing-cycles>
    <meta:editing-duration>PT6180S</meta:editing-duration>
    <meta:document-statistic meta:page-count="2" meta:paragraph-count="11" meta:word-count="808" meta:character-count="5727" meta:row-count="41" meta:non-whitespace-character-count="4930"/>
  </office:meta>
</office:document-meta>
</file>